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8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s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Gender</text:p>
          </table:table-cell>
          <table:table-cell office:value-type="string">
            <text:p>Grade</text:p>
          </table:table-cell>
        </table:table-row>
        <table:table-row table:style-name="ro2">
          <table:table-cell office:value-type="string">
            <text:p>John Doe é 0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1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2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3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4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5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6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7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8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é 9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7">17/05/2008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2-22T11:32:25</meta:creation-date>
    <dc:date>2008-05-17T14:59:35</dc:date>
    <dc:language>fr-FR</dc:language>
    <meta:editing-cycles>16</meta:editing-cycles>
    <meta:editing-duration>PT4H5M51S</meta:editing-duration>
    <meta:user-defined meta:name="Info 1"/>
    <meta:user-defined meta:name="Info 2"/>
    <meta:user-defined meta:name="Info 3"/>
    <meta:user-defined meta:name="Info 4"/>
    <meta:document-statistic meta:table-count="1" meta:cell-count="44"/>
  </office:meta>
</office:document-meta>
</file>